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ans0</text:p>
          </table:table-cell>
          <table:table-cell office:value-type="string" calcext:value-type="string">
            <text:p>trans1</text:p>
          </table:table-cell>
        </table:table-row>
        <table:table-row table:style-name="ro1">
          <table:table-cell/>
          <table:table-cell office:value-type="float" office:value="0.352623" calcext:value-type="float">
            <text:p>0.352623</text:p>
          </table:table-cell>
          <table:table-cell office:value-type="float" office:value="0.062815" calcext:value-type="float">
            <text:p>0.062815</text:p>
          </table:table-cell>
        </table:table-row>
        <table:table-row table:style-name="ro1">
          <table:table-cell/>
          <table:table-cell office:value-type="float" office:value="0.336889" calcext:value-type="float">
            <text:p>0.336889</text:p>
          </table:table-cell>
          <table:table-cell office:value-type="float" office:value="0.063067" calcext:value-type="float">
            <text:p>0.063067</text:p>
          </table:table-cell>
        </table:table-row>
        <table:table-row table:style-name="ro1">
          <table:table-cell/>
          <table:table-cell office:value-type="float" office:value="0.333573" calcext:value-type="float">
            <text:p>0.333573</text:p>
          </table:table-cell>
          <table:table-cell office:value-type="float" office:value="0.067561" calcext:value-type="float">
            <text:p>0.067561</text:p>
          </table:table-cell>
        </table:table-row>
        <table:table-row table:style-name="ro1">
          <table:table-cell/>
          <table:table-cell office:value-type="float" office:value="0.364153" calcext:value-type="float">
            <text:p>0.364153</text:p>
          </table:table-cell>
          <table:table-cell office:value-type="float" office:value="0.061229" calcext:value-type="float">
            <text:p>0.061229</text:p>
          </table:table-cell>
        </table:table-row>
        <table:table-row table:style-name="ro1">
          <table:table-cell/>
          <table:table-cell office:value-type="float" office:value="0.348419" calcext:value-type="float">
            <text:p>0.348419</text:p>
          </table:table-cell>
          <table:table-cell office:value-type="float" office:value="0.068761" calcext:value-type="float">
            <text:p>0.068761</text:p>
          </table:table-cell>
        </table:table-row>
        <table:table-row table:style-name="ro1">
          <table:table-cell/>
          <table:table-cell office:value-type="float" office:value="0.372707" calcext:value-type="float">
            <text:p>0.372707</text:p>
          </table:table-cell>
          <table:table-cell office:value-type="float" office:value="0.067806" calcext:value-type="float">
            <text:p>0.067806</text:p>
          </table:table-cell>
        </table:table-row>
        <table:table-row table:style-name="ro1">
          <table:table-cell/>
          <table:table-cell office:value-type="float" office:value="0.363804" calcext:value-type="float">
            <text:p>0.363804</text:p>
          </table:table-cell>
          <table:table-cell office:value-type="float" office:value="0.065801" calcext:value-type="float">
            <text:p>0.065801</text:p>
          </table:table-cell>
        </table:table-row>
        <table:table-row table:style-name="ro1">
          <table:table-cell/>
          <table:table-cell office:value-type="float" office:value="0.354407" calcext:value-type="float">
            <text:p>0.354407</text:p>
          </table:table-cell>
          <table:table-cell office:value-type="float" office:value="0.077656" calcext:value-type="float">
            <text:p>0.077656</text:p>
          </table:table-cell>
        </table:table-row>
        <table:table-row table:style-name="ro1">
          <table:table-cell/>
          <table:table-cell office:value-type="float" office:value="0.367632" calcext:value-type="float">
            <text:p>0.367632</text:p>
          </table:table-cell>
          <table:table-cell office:value-type="float" office:value="0.061276" calcext:value-type="float">
            <text:p>0.061276</text:p>
          </table:table-cell>
        </table:table-row>
        <table:table-row table:style-name="ro1">
          <table:table-cell/>
          <table:table-cell office:value-type="float" office:value="0.36511" calcext:value-type="float">
            <text:p>0.36511</text:p>
          </table:table-cell>
          <table:table-cell office:value-type="float" office:value="0.075619" calcext:value-type="float">
            <text:p>0.075619</text:p>
          </table:table-cell>
        </table:table-row>
        <table:table-row table:style-name="ro1">
          <table:table-cell/>
          <table:table-cell office:value-type="float" office:value="0.366286" calcext:value-type="float">
            <text:p>0.366286</text:p>
          </table:table-cell>
          <table:table-cell office:value-type="float" office:value="0.076588" calcext:value-type="float">
            <text:p>0.076588</text:p>
          </table:table-cell>
        </table:table-row>
        <table:table-row table:style-name="ro1">
          <table:table-cell/>
          <table:table-cell office:value-type="float" office:value="0.356915" calcext:value-type="float">
            <text:p>0.356915</text:p>
          </table:table-cell>
          <table:table-cell office:value-type="float" office:value="0.062255" calcext:value-type="float">
            <text:p>0.062255</text:p>
          </table:table-cell>
        </table:table-row>
        <table:table-row table:style-name="ro1">
          <table:table-cell/>
          <table:table-cell office:value-type="float" office:value="0.375292" calcext:value-type="float">
            <text:p>0.375292</text:p>
          </table:table-cell>
          <table:table-cell office:value-type="float" office:value="0.069033" calcext:value-type="float">
            <text:p>0.069033</text:p>
          </table:table-cell>
        </table:table-row>
        <table:table-row table:style-name="ro1">
          <table:table-cell/>
          <table:table-cell office:value-type="float" office:value="0.365655" calcext:value-type="float">
            <text:p>0.365655</text:p>
          </table:table-cell>
          <table:table-cell office:value-type="float" office:value="0.069822" calcext:value-type="float">
            <text:p>0.069822</text:p>
          </table:table-cell>
        </table:table-row>
        <table:table-row table:style-name="ro1">
          <table:table-cell/>
          <table:table-cell office:value-type="float" office:value="0.376128" calcext:value-type="float">
            <text:p>0.376128</text:p>
          </table:table-cell>
          <table:table-cell office:value-type="float" office:value="0.068398" calcext:value-type="float">
            <text:p>0.068398</text:p>
          </table:table-cell>
        </table:table-row>
        <table:table-row table:style-name="ro1">
          <table:table-cell/>
          <table:table-cell office:value-type="float" office:value="0.375663" calcext:value-type="float">
            <text:p>0.375663</text:p>
          </table:table-cell>
          <table:table-cell office:value-type="float" office:value="0.066686" calcext:value-type="float">
            <text:p>0.066686</text:p>
          </table:table-cell>
        </table:table-row>
        <table:table-row table:style-name="ro1">
          <table:table-cell/>
          <table:table-cell office:value-type="float" office:value="0.367313" calcext:value-type="float">
            <text:p>0.367313</text:p>
          </table:table-cell>
          <table:table-cell office:value-type="float" office:value="0.07453" calcext:value-type="float">
            <text:p>0.07453</text:p>
          </table:table-cell>
        </table:table-row>
        <table:table-row table:style-name="ro1">
          <table:table-cell/>
          <table:table-cell office:value-type="float" office:value="0.357707" calcext:value-type="float">
            <text:p>0.357707</text:p>
          </table:table-cell>
          <table:table-cell office:value-type="float" office:value="0.061465" calcext:value-type="float">
            <text:p>0.061465</text:p>
          </table:table-cell>
        </table:table-row>
        <table:table-row table:style-name="ro1">
          <table:table-cell/>
          <table:table-cell office:value-type="float" office:value="0.405347" calcext:value-type="float">
            <text:p>0.405347</text:p>
          </table:table-cell>
          <table:table-cell office:value-type="float" office:value="0.067418" calcext:value-type="float">
            <text:p>0.067418</text:p>
          </table:table-cell>
        </table:table-row>
        <table:table-row table:style-name="ro1">
          <table:table-cell/>
          <table:table-cell office:value-type="float" office:value="0.36049" calcext:value-type="float">
            <text:p>0.36049</text:p>
          </table:table-cell>
          <table:table-cell office:value-type="float" office:value="0.066789" calcext:value-type="float">
            <text:p>0.066789</text:p>
          </table:table-cell>
        </table:table-row>
        <table:table-row table:style-name="ro1">
          <table:table-cell/>
          <table:table-cell office:value-type="float" office:value="0.384318" calcext:value-type="float">
            <text:p>0.384318</text:p>
          </table:table-cell>
          <table:table-cell office:value-type="float" office:value="0.066591" calcext:value-type="float">
            <text:p>0.066591</text:p>
          </table:table-cell>
        </table:table-row>
        <table:table-row table:style-name="ro1">
          <table:table-cell/>
          <table:table-cell office:value-type="float" office:value="0.410342" calcext:value-type="float">
            <text:p>0.410342</text:p>
          </table:table-cell>
          <table:table-cell office:value-type="float" office:value="0.069574" calcext:value-type="float">
            <text:p>0.069574</text:p>
          </table:table-cell>
        </table:table-row>
        <table:table-row table:style-name="ro1">
          <table:table-cell/>
          <table:table-cell office:value-type="float" office:value="0.416464" calcext:value-type="float">
            <text:p>0.416464</text:p>
          </table:table-cell>
          <table:table-cell office:value-type="float" office:value="0.061551" calcext:value-type="float">
            <text:p>0.061551</text:p>
          </table:table-cell>
        </table:table-row>
        <table:table-row table:style-name="ro1">
          <table:table-cell/>
          <table:table-cell office:value-type="float" office:value="0.42442" calcext:value-type="float">
            <text:p>0.42442</text:p>
          </table:table-cell>
          <table:table-cell office:value-type="float" office:value="0.06766" calcext:value-type="float">
            <text:p>0.06766</text:p>
          </table:table-cell>
        </table:table-row>
        <table:table-row table:style-name="ro1">
          <table:table-cell/>
          <table:table-cell office:value-type="float" office:value="0.414931" calcext:value-type="float">
            <text:p>0.414931</text:p>
          </table:table-cell>
          <table:table-cell office:value-type="float" office:value="0.071608" calcext:value-type="float">
            <text:p>0.071608</text:p>
          </table:table-cell>
        </table:table-row>
        <table:table-row table:style-name="ro1">
          <table:table-cell/>
          <table:table-cell office:value-type="float" office:value="0.423835" calcext:value-type="float">
            <text:p>0.423835</text:p>
          </table:table-cell>
          <table:table-cell office:value-type="float" office:value="0.067908" calcext:value-type="float">
            <text:p>0.067908</text:p>
          </table:table-cell>
        </table:table-row>
        <table:table-row table:style-name="ro1">
          <table:table-cell/>
          <table:table-cell office:value-type="float" office:value="0.405017" calcext:value-type="float">
            <text:p>0.405017</text:p>
          </table:table-cell>
          <table:table-cell office:value-type="float" office:value="0.076566" calcext:value-type="float">
            <text:p>0.076566</text:p>
          </table:table-cell>
        </table:table-row>
        <table:table-row table:style-name="ro1">
          <table:table-cell/>
          <table:table-cell office:value-type="float" office:value="0.388106" calcext:value-type="float">
            <text:p>0.388106</text:p>
          </table:table-cell>
          <table:table-cell office:value-type="float" office:value="0.075114" calcext:value-type="float">
            <text:p>0.075114</text:p>
          </table:table-cell>
        </table:table-row>
        <table:table-row table:style-name="ro1">
          <table:table-cell/>
          <table:table-cell office:value-type="float" office:value="0.385021" calcext:value-type="float">
            <text:p>0.385021</text:p>
          </table:table-cell>
          <table:table-cell office:value-type="float" office:value="0.067022" calcext:value-type="float">
            <text:p>0.067022</text:p>
          </table:table-cell>
        </table:table-row>
        <table:table-row table:style-name="ro1">
          <table:table-cell/>
          <table:table-cell office:value-type="float" office:value="0.384308" calcext:value-type="float">
            <text:p>0.384308</text:p>
          </table:table-cell>
          <table:table-cell office:value-type="float" office:value="0.075137" calcext:value-type="float">
            <text:p>0.075137</text:p>
          </table:table-cell>
        </table:table-row>
        <table:table-row table:style-name="ro1">
          <table:table-cell/>
          <table:table-cell office:value-type="float" office:value="0.33398" calcext:value-type="float">
            <text:p>0.33398</text:p>
          </table:table-cell>
          <table:table-cell office:value-type="float" office:value="0.062559" calcext:value-type="float">
            <text:p>0.062559</text:p>
          </table:table-cell>
        </table:table-row>
        <table:table-row table:style-name="ro1">
          <table:table-cell/>
          <table:table-cell office:value-type="float" office:value="0.333304" calcext:value-type="float">
            <text:p>0.333304</text:p>
          </table:table-cell>
          <table:table-cell office:value-type="float" office:value="0.06195" calcext:value-type="float">
            <text:p>0.06195</text:p>
          </table:table-cell>
        </table:table-row>
        <table:table-row table:style-name="ro1">
          <table:table-cell/>
          <table:table-cell office:value-type="float" office:value="0.352292" calcext:value-type="float">
            <text:p>0.352292</text:p>
          </table:table-cell>
          <table:table-cell office:value-type="float" office:value="0.062064" calcext:value-type="float">
            <text:p>0.062064</text:p>
          </table:table-cell>
        </table:table-row>
        <table:table-row table:style-name="ro1">
          <table:table-cell/>
          <table:table-cell office:value-type="float" office:value="0.342682" calcext:value-type="float">
            <text:p>0.342682</text:p>
          </table:table-cell>
          <table:table-cell office:value-type="float" office:value="0.068385" calcext:value-type="float">
            <text:p>0.068385</text:p>
          </table:table-cell>
        </table:table-row>
        <table:table-row table:style-name="ro1">
          <table:table-cell/>
          <table:table-cell office:value-type="float" office:value="0.343798" calcext:value-type="float">
            <text:p>0.343798</text:p>
          </table:table-cell>
          <table:table-cell office:value-type="float" office:value="0.068734" calcext:value-type="float">
            <text:p>0.068734</text:p>
          </table:table-cell>
        </table:table-row>
        <table:table-row table:style-name="ro1">
          <table:table-cell/>
          <table:table-cell office:value-type="float" office:value="0.341946" calcext:value-type="float">
            <text:p>0.341946</text:p>
          </table:table-cell>
          <table:table-cell office:value-type="float" office:value="0.068456" calcext:value-type="float">
            <text:p>0.068456</text:p>
          </table:table-cell>
        </table:table-row>
        <table:table-row table:style-name="ro1">
          <table:table-cell/>
          <table:table-cell office:value-type="float" office:value="0.342675" calcext:value-type="float">
            <text:p>0.342675</text:p>
          </table:table-cell>
          <table:table-cell office:value-type="float" office:value="0.069256" calcext:value-type="float">
            <text:p>0.069256</text:p>
          </table:table-cell>
        </table:table-row>
        <table:table-row table:style-name="ro1">
          <table:table-cell/>
          <table:table-cell office:value-type="float" office:value="0.333263" calcext:value-type="float">
            <text:p>0.333263</text:p>
          </table:table-cell>
          <table:table-cell office:value-type="float" office:value="0.069774" calcext:value-type="float">
            <text:p>0.069774</text:p>
          </table:table-cell>
        </table:table-row>
        <table:table-row table:style-name="ro1">
          <table:table-cell/>
          <table:table-cell office:value-type="float" office:value="0.34325" calcext:value-type="float">
            <text:p>0.34325</text:p>
          </table:table-cell>
          <table:table-cell office:value-type="float" office:value="0.068843" calcext:value-type="float">
            <text:p>0.068843</text:p>
          </table:table-cell>
        </table:table-row>
        <table:table-row table:style-name="ro1">
          <table:table-cell/>
          <table:table-cell office:value-type="float" office:value="0.351984" calcext:value-type="float">
            <text:p>0.351984</text:p>
          </table:table-cell>
          <table:table-cell office:value-type="float" office:value="0.066113" calcext:value-type="float">
            <text:p>0.066113</text:p>
          </table:table-cell>
        </table:table-row>
        <table:table-row table:style-name="ro1">
          <table:table-cell/>
          <table:table-cell office:value-type="float" office:value="0.345278" calcext:value-type="float">
            <text:p>0.345278</text:p>
          </table:table-cell>
          <table:table-cell office:value-type="float" office:value="0.06674" calcext:value-type="float">
            <text:p>0.06674</text:p>
          </table:table-cell>
        </table:table-row>
        <table:table-row table:style-name="ro1">
          <table:table-cell/>
          <table:table-cell office:value-type="float" office:value="0.345033" calcext:value-type="float">
            <text:p>0.345033</text:p>
          </table:table-cell>
          <table:table-cell office:value-type="float" office:value="0.06533" calcext:value-type="float">
            <text:p>0.06533</text:p>
          </table:table-cell>
        </table:table-row>
        <table:table-row table:style-name="ro1">
          <table:table-cell/>
          <table:table-cell office:value-type="float" office:value="0.341417" calcext:value-type="float">
            <text:p>0.341417</text:p>
          </table:table-cell>
          <table:table-cell office:value-type="float" office:value="0.063961" calcext:value-type="float">
            <text:p>0.063961</text:p>
          </table:table-cell>
        </table:table-row>
        <table:table-row table:style-name="ro1">
          <table:table-cell/>
          <table:table-cell office:value-type="float" office:value="0.371186" calcext:value-type="float">
            <text:p>0.371186</text:p>
          </table:table-cell>
          <table:table-cell office:value-type="float" office:value="0.067706" calcext:value-type="float">
            <text:p>0.067706</text:p>
          </table:table-cell>
        </table:table-row>
        <table:table-row table:style-name="ro1">
          <table:table-cell/>
          <table:table-cell office:value-type="float" office:value="0.338709" calcext:value-type="float">
            <text:p>0.338709</text:p>
          </table:table-cell>
          <table:table-cell office:value-type="float" office:value="0.074996" calcext:value-type="float">
            <text:p>0.074996</text:p>
          </table:table-cell>
        </table:table-row>
        <table:table-row table:style-name="ro1">
          <table:table-cell/>
          <table:table-cell office:value-type="float" office:value="0.333379" calcext:value-type="float">
            <text:p>0.333379</text:p>
          </table:table-cell>
          <table:table-cell office:value-type="float" office:value="0.062268" calcext:value-type="float">
            <text:p>0.062268</text:p>
          </table:table-cell>
        </table:table-row>
        <table:table-row table:style-name="ro1">
          <table:table-cell/>
          <table:table-cell office:value-type="float" office:value="0.351387" calcext:value-type="float">
            <text:p>0.351387</text:p>
          </table:table-cell>
          <table:table-cell office:value-type="float" office:value="0.068469" calcext:value-type="float">
            <text:p>0.068469</text:p>
          </table:table-cell>
        </table:table-row>
        <table:table-row table:style-name="ro1">
          <table:table-cell/>
          <table:table-cell office:value-type="float" office:value="0.332568" calcext:value-type="float">
            <text:p>0.332568</text:p>
          </table:table-cell>
          <table:table-cell office:value-type="float" office:value="0.069904" calcext:value-type="float">
            <text:p>0.069904</text:p>
          </table:table-cell>
        </table:table-row>
        <table:table-row table:style-name="ro1">
          <table:table-cell/>
          <table:table-cell office:value-type="float" office:value="0.343532" calcext:value-type="float">
            <text:p>0.343532</text:p>
          </table:table-cell>
          <table:table-cell office:value-type="float" office:value="0.068897" calcext:value-type="float">
            <text:p>0.0688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0])" office:value-type="float" office:value="17.824538" calcext:value-type="float">
            <text:p>17.824538</text:p>
          </table:table-cell>
          <table:table-cell table:formula="of:=SUM([.C2:.C50])" office:value-type="float" office:value="3.327711" calcext:value-type="float">
            <text:p>3.32771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1] / 49" office:value-type="float" office:value="0.363766081632653" calcext:value-type="float">
            <text:p>0.363766081632653</text:p>
          </table:table-cell>
          <table:table-cell table:formula="of:=[.C51] / 49" office:value-type="float" office:value="0.0679124693877551" calcext:value-type="float">
            <text:p>0.067912469387755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table:formula="of:=[.B52] - [.C52]" office:value-type="float" office:value="0.295853612244898" calcext:value-type="float">
            <text:p>0.295853612244898</text:p>
          </table:table-cell>
          <table:table-cell/>
        </table:table-row>
        <table:table-row table:style-name="ro1">
          <table:table-cell office:value-type="string" calcext:value-type="string">
            <text:p>%</text:p>
          </table:table-cell>
          <table:table-cell table:style-name="ce1" table:formula="of:=[.B53] / [.B52]" office:value-type="percentage" office:value="0.813307307039318" calcext:value-type="percentage">
            <text:p>81.33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3:47:31.653152144</meta:creation-date>
    <dc:date>2018-05-28T13:49:30.432404418</dc:date>
    <meta:editing-duration>PT1M59S</meta:editing-duration>
    <meta:editing-cycles>1</meta:editing-cycles>
    <meta:document-statistic meta:table-count="1" meta:cell-count="110" meta:object-count="0"/>
    <meta:generator>LibreOffice/5.4.6.2$Linux_X86_64 LibreOffice_project/40m0$Build-2</meta:generator>
  </office:meta>
</office:document-meta>
</file>